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asyReading" svg:font-family="EasyReading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fo:font-size="14pt" style:font-size-asian="14pt" style:font-size-complex="14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4pt" style:font-size-asian="14pt" style:font-size-complex="14pt"/>
    </style:style>
    <style:style style:name="P4" style:parent-style-name="Normale" style:family="paragraph">
      <style:paragraph-properties fo:text-align="center"/>
      <style:text-properties style:font-name="EasyReading" fo:font-weight="bold" style:font-weight-asian="bold" fo:font-size="24pt" style:font-size-asian="24pt" style:font-size-complex="24pt"/>
    </style:style>
    <style:style style:name="P5" style:parent-style-name="Textbody" style:family="paragraph">
      <style:paragraph-properties fo:text-align="justify"/>
      <style:text-properties style:font-name="Times New Roman"/>
    </style:style>
    <style:style style:name="P6" style:parent-style-name="Textbody" style:family="paragraph">
      <style:paragraph-properties fo:text-align="justify"/>
      <style:text-properties style:font-name="Times New Roman"/>
    </style:style>
    <style:style style:name="P7" style:parent-style-name="Textbody" style:family="paragraph">
      <style:paragraph-properties fo:text-align="justify"/>
      <style:text-properties style:font-name="Times New Roman"/>
    </style:style>
    <style:style style:name="P8" style:parent-style-name="Textbody" style:family="paragraph">
      <style:paragraph-properties fo:text-align="justify"/>
      <style:text-properties style:font-name="Times New Roman"/>
    </style:style>
    <style:style style:name="P9" style:parent-style-name="Textbody" style:family="paragraph">
      <style:paragraph-properties fo:text-align="justify"/>
      <style:text-properties style:font-name="Times New Roman"/>
    </style:style>
    <style:style style:name="P10" style:parent-style-name="Textbody" style:family="paragraph">
      <style:paragraph-properties fo:text-align="justify"/>
      <style:text-properties style:font-name="Times New Roman"/>
    </style:style>
    <style:style style:name="P11" style:parent-style-name="Textbody" style:family="paragraph">
      <style:paragraph-properties fo:text-align="justify"/>
    </style:style>
    <style:style style:name="T12" style:parent-style-name="Car.predefinitoparagrafo" style:family="text">
      <style:text-properties style:font-name="Times New Roman"/>
    </style:style>
    <style:style style:name="T13" style:parent-style-name="Car.predefinitoparagrafo" style:family="text">
      <style:text-properties style:font-name="Times New Roman" fo:font-style="italic" style:font-style-asian="italic" style:font-style-complex="italic" fo:color="#008000"/>
    </style:style>
    <style:style style:name="T14" style:parent-style-name="Car.predefinitoparagrafo" style:family="text">
      <style:text-properties style:font-name="Times New Roman"/>
    </style:style>
    <style:style style:name="T15" style:parent-style-name="Car.predefinitoparagrafo" style:family="text">
      <style:text-properties style:font-name="Times New Roman"/>
    </style:style>
    <style:style style:name="T16" style:parent-style-name="Car.predefinitoparagrafo" style:family="text">
      <style:text-properties style:font-name="Times New Roman"/>
    </style:style>
    <style:style style:name="TableColumn18" style:family="table-column">
      <style:table-column-properties style:column-width="1.6736in" style:use-optimal-column-width="false"/>
    </style:style>
    <style:style style:name="TableColumn19" style:family="table-column">
      <style:table-column-properties style:column-width="1.6736in" style:use-optimal-column-width="false"/>
    </style:style>
    <style:style style:name="TableColumn20" style:family="table-column">
      <style:table-column-properties style:column-width="1.6729in" style:use-optimal-column-width="false"/>
    </style:style>
    <style:style style:name="TableColumn21" style:family="table-column">
      <style:table-column-properties style:column-width="1.6729in" style:use-optimal-column-width="false"/>
    </style:style>
    <style:style style:name="Table17" style:family="table">
      <style:table-properties style:width="6.693in" fo:margin-left="0in" table:align="left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Heading" style:family="paragraph">
      <style:paragraph-properties fo:text-align="start"/>
      <style:text-properties fo:color="#000000" fo:font-size="12pt" style:font-size-asian="12pt"/>
    </style:style>
    <style:style style:name="P25" style:parent-style-name="TableHeading" style:family="paragraph">
      <style:text-properties fo:font-size="12pt" style:font-size-asian="12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Heading" style:family="paragraph">
      <style:text-properties fo:font-size="12pt" style:font-size-asian="12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Heading" style:family="paragraph">
      <style:text-properties fo:font-size="12pt" style:font-size-asian="12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Heading" style:family="paragraph">
      <style:text-properties fo:font-size="12pt" style:font-size-asian="12pt"/>
    </style:style>
    <style:style style:name="TableRow32" style:family="table-row">
      <style:table-row-properties style:use-optimal-row-height="false" fo:keep-together="always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 fo:keep-together="always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itolo1" style:family="paragraph">
      <style:paragraph-properties fo:text-align="justify"/>
    </style:style>
    <style:style style:name="P48" style:parent-style-name="Textbody" style:family="paragraph">
      <style:paragraph-properties fo:text-align="justify"/>
    </style:style>
    <style:style style:name="T49" style:parent-style-name="Car.predefinitoparagrafo" style:family="text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T50" style:parent-style-name="Car.predefinitoparagrafo" style:family="text">
      <style:text-properties fo:font-weight="bold" style:font-weight-asian="bold" style:font-weight-complex="bold" fo:color="#007FFF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55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56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ableColumn58" style:family="table-column">
      <style:table-column-properties style:column-width="6.693in" style:use-optimal-column-width="false"/>
    </style:style>
    <style:style style:name="Table57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1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62" style:parent-style-name="Textbody" style:family="paragraph">
      <style:paragraph-properties fo:background-color="#FFFFFF"/>
      <style:text-properties style:font-name="Times New Roman" style:text-underline-type="single" style:text-underline-style="solid" style:text-underline-width="auto" style:text-underline-mode="continuous"/>
    </style:style>
    <style:style style:name="TableColumn64" style:family="table-column">
      <style:table-column-properties style:column-width="6.693in" style:use-optimal-column-width="false"/>
    </style:style>
    <style:style style:name="Table63" style:family="table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7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TableColumn70" style:family="table-column">
      <style:table-column-properties style:column-width="0.6666in" style:use-optimal-column-width="false"/>
    </style:style>
    <style:style style:name="TableColumn71" style:family="table-column">
      <style:table-column-properties style:column-width="6.0263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9" style:family="table-column">
      <style:table-column-properties style:column-width="0.6666in" style:use-optimal-column-width="false"/>
    </style:style>
    <style:style style:name="TableColumn80" style:family="table-column">
      <style:table-column-properties style:column-width="6.0263in" style:use-optimal-column-width="false"/>
    </style:style>
    <style:style style:name="Table78" style:family="table">
      <style:table-properties style:width="6.693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>Basi di dati e Sistemi Informativi: Sperimentazioni A.A. 2019-2020</text:p>
      <text:p text:style-name="P4">BOZZA PROGETTAZIONE CONCETTUALE</text:p>
      <text:h text:style-name="Titolo1" text:outline-level="1">1.1. Requisiti iniziali</text:h>
      <text:p text:style-name="P5">Il progetto prevede la creazione di una base di dati atta a gestire il sito di un sistema di pernottamenti bad &amp; breakfast in cui è possibile prenotare una singola stanza o un intero appartamento. Inoltre è anche possibile per qualsiasi utente anche rendere disponibili nuovi alloggi. Cio rende ovviamente necessaria una registrazione per l’utente e quindi una tabella che comprenda come minimo nome utente email e password<text:s/>oltre ai possibili campi necessari per la gestione del sito.</text:p>
      <text:p text:style-name="P6">Una volta registrati ogni utente puo:</text:p>
      <text:list text:style-name="LFO1" text:continue-numbering="true">
        <text:list-item>
          <text:p text:style-name="P7">Prenotare un appartamento o una stanza per pernottare</text:p>
        </text:list-item>
        <text:list-item>
          <text:p text:style-name="P8">Rendere un nuovo appartamento o stanza di propria proprieta perche ne usufruiscano altri utenti</text:p>
        </text:list-item>
        <text:list-item>
          <text:p text:style-name="P9">Recensire un<text:s/></text:p>
        </text:list-item>
      </text:list>
      <text:p text:style-name="P10"/>
      <text:p text:style-name="P11"><text:span text:style-name="T12">&lt; qui ci va il testo iniziale integrato con<text:s/></text:span><text:span text:style-name="T13">osservazioni fatte da voi</text:span><text:span text:style-name="T14">. Per esempio, se vi vengono forniti dei<text:s/></text:span><text:span text:style-name="T15">file integrativi (screenshot dell’applicazione), potete integrare il testo con descrizioni di elementi/funzionalità che sono evidenti dai file. Oppure, potete integrare il testo con funzionalità ovvie dato il problema: se sto gestendo una piattaforma con d</text:span><text:span text:style-name="T16">egli utenti, ovviamente dovrò avere la possibilità di aggiungere un utente.&gt;</text:span></text:p>
      <text:h text:style-name="Titolo1" text:outline-level="1">1.2. Glossario dei termini</text:h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Termine</text:p>
              <text:p text:style-name="P25"/>
            </table:table-cell>
            <table:table-cell table:style-name="TableCell26">
              <text:p text:style-name="P27">Descrizione</text:p>
            </table:table-cell>
            <table:table-cell table:style-name="TableCell28">
              <text:p text:style-name="P29">Sinonimi</text:p>
            </table:table-cell>
            <table:table-cell table:style-name="TableCell30">
              <text:p text:style-name="P31">Collegamenti</text:p>
            </table:table-cell>
          </table:table-row>
        </table:table-header-rows>
        <table:table-row table:style-name="TableRow32">
          <table:table-cell table:style-name="TableCell33">
            <text:p text:style-name="TableContents">&lt;termine&gt;</text:p>
          </table:table-cell>
          <table:table-cell table:style-name="TableCell34">
            <text:p text:style-name="TableContents">&lt;breve descrizione&gt;</text:p>
          </table:table-cell>
          <table:table-cell table:style-name="TableCell35">
            <text:p text:style-name="TableContents">&lt;sinonimi presenti nel testo&gt;</text:p>
          </table:table-cell>
          <table:table-cell table:style-name="TableCell36">
            <text:p text:style-name="TableContents">&lt;elementi collegati al termine&gt;</text:p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</table:table-row>
        <table:table-row table:style-name="TableRow42">
          <table:table-cell table:style-name="TableCell43">
            <text:p text:style-name="TableContents">...</text:p>
          </table:table-cell>
          <table:table-cell table:style-name="TableCell44">
            <text:p text:style-name="TableContents">...</text:p>
          </table:table-cell>
          <table:table-cell table:style-name="TableCell45">
            <text:p text:style-name="TableContents">...</text:p>
          </table:table-cell>
          <table:table-cell table:style-name="TableCell46">
            <text:p text:style-name="TableContents">...</text:p>
          </table:table-cell>
        </table:table-row>
      </table:table>
      <text:p text:style-name="Textbody"/>
      <text:h text:style-name="P47" text:outline-level="1">1.3. Requisiti riscritti</text:h>
      <text:p text:style-name="P48">&lt; qui ci vanno i requisiti della sezione 1.1 riscritti senza sinonimi e con frasi standardizzate. Ricordarsi di marcare in maniera grafica<text:s/><text:span text:style-name="T49">ciò che è stato cancellato/sostituito</text:span><text:s/>e<text:s/><text:span text:style-name="T50">ciò che è stato aggiunto</text:span>&gt;</text:p>
      <text:h text:style-name="Titolo1" text:outline-level="1">1.4.<text:s/>Requisiti strutturati in gruppi di frasi omogenee</text:h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rasi di carattere generale<text:line-break/>&lt;...&gt;</text:p>
          </table:table-cell>
        </table:table-row>
      </table:table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Frasi relative a &lt;elemento&gt;<text:line-break/>&lt;...&gt;</text:p>
          </table:table-cell>
        </table:table-row>
      </table:table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Frasi relative a &lt;elemento&gt;<text:line-break/>&lt;...&gt;</text:p>
          </table:table-cell>
        </table:table-row>
      </table:table>
      <text:h text:style-name="Titolo1" text:outline-level="1">1.5. Schema E-R + regole aziendali</text:h>
      <text:p text:style-name="Textbody"><draw:frame draw:z-index="251658240" draw:id="id1" draw:style-name="a1" draw:name="Forma1" text:anchor-type="paragraph" svg:x="0.05906in" svg:y="0.1811in" svg:width="6.61528in" svg:height="2.55764in" style:rel-width="scale" style:rel-height="scale"><draw:text-box><text:p text:style-name="Normale">QUI CI VA IL VOSTRO SCHEMA ER<text:s/><text:span text:style-name="T68">INIZIALE<text:s/></text:span>(NON<text:s/>RISTRUTTURATO)</text:p><text:p text:style-name="Normale">Per comodità, in questo schema ER inserite anche le ridondanze che analizzerete in fase di ristrutturazione.</text:p></draw:text-box><svg:title/><svg:desc/></draw:frame>&lt;eventuali commenti sullo schema ER&gt;<text:line-break/>&lt;sono stati usati pattern di progettazione?&gt;<text:line-break/>&lt;quale strategia di progetto avete utilizzato?&gt;</text:p>
      <text:h text:style-name="Titolo2" text:outline-level="2">Regole aziendali</text:h>
      <text:h text:style-name="Titolo2" text:outline-level="2">Vincoli di Integrità:</text:h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TableContents">RV1</text:p>
          </table:table-cell>
          <table:table-cell table:style-name="TableCell74">
            <text:p text:style-name="TableContents">&lt;concetto&gt; deve/non deve &lt;espressione&gt;</text:p>
          </table:table-cell>
        </table:table-row>
        <table:table-row table:style-name="TableRow75">
          <table:table-cell table:style-name="TableCell76">
            <text:p text:style-name="TableContents">...</text:p>
          </table:table-cell>
          <table:table-cell table:style-name="TableCell77">
            <text:p text:style-name="TableContents">...</text:p>
          </table:table-cell>
        </table:table-row>
      </table:table>
      <text:h text:style-name="Titolo2" text:outline-level="2">Derivazioni:</text:h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TableContents">RD1</text:p>
          </table:table-cell>
          <table:table-cell table:style-name="TableCell83">
            <text:p text:style-name="TableContents">&lt;concetto&gt; si ottiene &lt;operazione&gt;</text:p>
          </table:table-cell>
        </table:table-row>
        <table:table-row table:style-name="TableRow84">
          <table:table-cell table:style-name="TableCell85">
            <text:p text:style-name="TableContents">...</text:p>
          </table:table-cell>
          <table:table-cell table:style-name="TableCell86">
            <text:p text:style-name="TableContents">...</text:p>
          </table:table-cell>
        </table:table-row>
      </table:table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asyReading" svg:font-family="EasyReading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FEDERICO BARBERO</dc:creator>
    <meta:creation-date>2017-11-17T10:30:00Z</meta:creation-date>
    <dc:date>2020-12-03T15:47:00Z</dc:date>
    <meta:template xlink:href="Normal.dotm" xlink:type="simple"/>
    <meta:editing-cycles>26</meta:editing-cycles>
    <meta:editing-duration>PT5880S</meta:editing-duration>
    <meta:document-statistic meta:page-count="2" meta:paragraph-count="4" meta:word-count="321" meta:character-count="2152" meta:row-count="15" meta:non-whitespace-character-count="1835"/>
  </office:meta>
</office:document-meta>
</file>